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Quotations">
      <style:paragraph-properties fo:margin-left="0.5in" fo:margin-right="0in" fo:text-indent="0in" style:auto-text-indent="false"/>
    </style:style>
    <style:style style:name="P36" style:family="paragraph" style:parent-style-name="Quotations">
      <style:paragraph-properties fo:margin-left="0.5in" fo:margin-right="0in" fo:text-indent="0in" style:auto-text-indent="false"/>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1">
    </style:style>
    <style:style style:name="P39"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Florilegium</text:p>
      <text:p text:style-name="Author">Madison Scott-Clary</text:p>
      <text:p text:style-name="Text_20_body">Florilegium</text:p>
      <text:p text:style-name="Text_20_body">Florilegium</text:p>
      <text:p text:style-name="Text_20_body">Madison Scott-Clary</text:p>
      <text:h text:style-name="Heading_20_1" text:outline-level="1"><text:bookmark-start text:name="seasons"/>Seasons<text:bookmark-end text:name="seasons"/></text:h>
      <text:p text:style-name="First_20_paragraph"><text:span text:style-name="T1">Content note:</text:span> this document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2" text:outline-level="2"><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his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2" text:outline-level="2"><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2" text:outline-level="2"><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2" text:outline-level="2"><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b)</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2" text:outline-level="2"><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grieve.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h text:style-name="Heading_20_1" text:outline-level="1"><text:bookmark-start text:name="the-elevation-of-unknown-things"/>The Elevation of Unknown Things<text:bookmark-end text:name="the-elevation-of-unknown-things"/></text:h>
      <text:p text:style-name="P35">Job puts forward a note of interrogation; God answers with a note of exclamation. Instead of proving to Job that it is an explicable world, He insists that it is a much stranger world than Job ever thought it was.</text:p>
      <text:p text:style-name="P35">(Chesterton 1929)</text:p>
      <text:p text:style-name="First_20_paragraph">All stories are perforce interpolations within real events, or at least the initial imaginings of fictional events. The story is not written as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56" text:note-class="footnote"><text:note-citation>57</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57" text:note-class="footnote"><text:note-citation>58</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58" text:note-class="footnote"><text:note-citation>59</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59" text:note-class="footnote"><text:note-citation>60</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60" text:note-class="footnote"><text:note-citation>61</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61" text:note-class="footnote"><text:note-citation>62</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2" text:note-class="footnote"><text:note-citation>63</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h text:style-name="Heading_20_2" text:outline-level="2"><text:bookmark-start text:name="framing-devices"/>Framing Devices<text:bookmark-end text:name="framing-devices"/></text:h>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63" text:note-class="footnote"><text:note-citation>64</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64" text:note-class="footnote"><text:note-citation>65</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65" text:note-class="footnote"><text:note-citation>66</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66" text:note-class="footnote"><text:note-citation>67</text:note-citation><text:note-body><text:p text:style-name="Footnote">A fantastic spot for the word ‘intercalary’, those days that fit between the years which do not fall within the calendar.</text:p><text:p text:style-name="P36">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36">(Scott-Clary 2019a,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67" text:note-class="footnote"><text:note-citation>68</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68" text:note-class="footnote"><text:note-citation>69</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69" text:note-class="footnote"><text:note-citation>70</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70" text:note-class="footnote"><text:note-citation>71</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h text:style-name="Heading_20_2" text:outline-level="2"><text:bookmark-start text:name="interpolations"/>Interpolations<text:bookmark-end text:name="interpolations"/></text:h>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71" text:note-class="footnote"><text:note-citation>72</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72" text:note-class="footnote"><text:note-citation>73</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The second of these interpolations is the Elihu’s speech — and, indeed, the entire character of Elihu, who is never mentioned outside his own chapters<text:note text:id="ftn73" text:note-class="footnote"><text:note-citation>74</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74" text:note-class="footnote"><text:note-citation>75</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agrees with him (“for he considered himself right” (Job 32:1, JPS)). Both of these are Jewish sources.</text:p>
      <text:p text:style-name="Text_20_body">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note text:id="ftn75" text:note-class="footnote"><text:note-citation>76</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Jobs friends may have left off on their attempts to convince him of some perhaps-guilt, but Elihu does not: “And I attended to you, and, look, Job has no refuter, none to answer his talk among you.” (Job 32:12, Alter) Were it not for the (admittedly quite beautiful) poetic form of Elihu’s speeches, he would be beyond tiresome. He goes on for more than a chapter simply talking about how he is going to answer Job before he actually does so. He is going to talk. He is going to get there eventually. He will speak.<text:note text:id="ftn76" text:note-class="footnote"><text:note-citation>77</text:note-citation><text:note-body><text:p text:style-name="Footnote">The NRSV has the unique wording “See, I open my mouth; the tongue in my mouth speaks.” (Job 33:2, NRSV) In a post-<text:span text:style-name="T1">Alien</text:span> world, this brings to mind some smaller mouthrebuking him.</text:p></text:note-body></text:note> Verse after verse of promises.</text:p>
      <text:p text:style-name="Text_20_body">Tiresome as he is, and despite the non-sequitur nature of his speeches, his language remains beautiful, and he does at points reinforce the point mentioned in the epigraph: Job questions God as to why it is that his world has become so miserable, and God cannot but reply with an exclamation that this world is far stranger, far worse and far better, than any man, no matter how righteous could hope to understand.</text:p>
      <text:p text:style-name="P37">Why do you contend with Him,<text:line-break/>if He answers not all of man’s words?<text:line-break/>For God speaks in one way<text:line-break/>or in two, and no one perceives Him:<text:line-break/>In a dream, a night’s vision,<text:line-break/>when slumber falls upon men,<text:line-break/>in sleep upon their couch<text:line-break/>Then He lays bare the ear of men,<text:line-break/>and terrifies them with reproof,<text:line-break/>to make humankind swerve from its acts</text:p>
      <text:p text:style-name="P37">(Job 33:13–17, Alter)</text:p>
      <text:p text:style-name="First_20_paragraph">This unspoken and unspeakable, unknown and unknowable language is the only way we can possibly move within the world under the guidance of God.<text:note text:id="ftn77" text:note-class="footnote"><text:note-citation>78</text:note-citation><text:note-body><text:p text:style-name="Footnote">Surely process theologians bridle. Non-temporal, unchanging, and unaffected by the world? Perilously close to transcendental thought. But we must remember: Elihu is wrong.</text:p></text:note-body></text:note></text:p>
      <text:p text:style-name="Text_20_body">Here, however, he falls back into the common theme of Job’s reprovers, that he surely must have done something wrong that he feels the need to call for an advocate before God.<text:note text:id="ftn78" text:note-class="footnote"><text:note-citation>79</text:note-citation><text:note-body><text:p text:style-name="Footnote">An ally and not an adversary, perhaps.</text:p></text:note-body></text:note> “For a man’s acts He pays him back, and by a person’s path He provides him,” Elihu reasons.</text:p>
      <text:p text:style-name="Text_20_body">Strangely, Elihu, for all his talk on wisdom, seems to lack the wisdom required to understand the first part of his proposition, that the workings of God are so far beyond human understanding that we cannot know them well enough to call Him to account for his actions. He immediately falls back on the comforting assertion that cause must precede effect. Of <text:span text:style-name="T1">course</text:span> Job is experiencing such hardships! If he is experiencing such effects, then there must be a cause, and that cause must be the most rational one: an offense against God.</text:p>
      <text:p text:style-name="Text_20_body"><text:span text:style-name="T1">We</text:span> know that it’s much more complex.<text:note text:id="ftn79" text:note-class="footnote"><text:note-citation>80</text:note-citation><text:note-body><text:p text:style-name="Footnote">As it always is.</text:p></text:note-body></text:note> We have the benefit of the framing device to keep in mind. Elihu speaks of wisdom yet lacks the knowledge. He can claim to have one and yet still not know that he lacks the other.</text:p>
      <text:p text:style-name="Text_20_body">More, however, Elihu seems quite upset with the ways in which he perceives Job questioning authority. This comes up several times during his speeches:</text:p>
      <text:list text:style-name="L1">
        <text:list-item>
          <text:p text:style-name="P38">For Job has said, “I’m in the right, and God has diverted my case. He lies about my case, I’m sore-wounded from His shaft for no crime.”<text:note text:id="ftn80" text:note-class="footnote"><text:note-citation>81</text:note-citation><text:note-body><text:p text:style-name="Footnote">A twisting of words, but a subtle one. Job says that he believes himself innocent and would like for God to come and account for His actions. Alas, accurate representation never stood between Elihu and a quip.</text:p></text:note-body></text:note> (Job 34:5-6, Alter)</text:p>
        </text:list-item>
        <text:list-item>
          <text:p text:style-name="P38">Should He by your dictates mete out justice, for it is you who reject or choose, not I? And what do you know? — speak. (Job 34:33, Alter)</text:p>
        </text:list-item>
        <text:list-item>
          <text:p text:style-name="P38">Is this what you count as justice, you say “I am more right than God”? (Job 35:2, Alter)</text:p>
        </text:list-item>
        <text:list-item>
          <text:p text:style-name="P38">Who has assigned Him His way, and who has said, “You have done wrong”?<text:note text:id="ftn81" text:note-class="footnote"><text:note-citation>82</text:note-citation><text:note-body><text:p text:style-name="Footnote">A familiar enough argument against transition.There is a whole slew of responses to this, many of which lean heavily on <text:span text:style-name="T1">b’tzelem Elohim</text:span>, made in the image of God. For instance, the story of Rabbi Elazar, who, when greeted by an ‘excedingly ugly person’, insulted him, to which the man replied, “go and say to the Craftsman Who made me: How ugly is the vessel you made.” (Taanit 20a:16-20b:3). Or, for a more recent example, “God blessed me by making me transsexual for the same reason God made wheat but not bread and fruit but not wine, so that humanity might share in the act of creation.” (Ortberg 2020)</text:p></text:note-body></text:note> (Job 36:23, Alter)</text:p>
        </text:list-item>
      </text:list>
      <text:p text:style-name="First_20_paragraph">And on and on.<text:note text:id="ftn82" text:note-class="footnote"><text:note-citation>83</text:note-citation><text:note-body><text:p text:style-name="Footnote">And they do go on, do they not?</text:p></text:note-body></text:note></text:p>
      <text:p text:style-name="Text_20_body">That transcendental estimation of God peeks through here and there (“Why, exalted is God, and we know not, the humber of His years is unfathomed,” Elihu admits. (Job 36:26, Alter)), but he’s constantly interrupting himself with exhortations to Job that, because he cannot possibly understand God, he should stop trying.</text:p>
      <text:p text:style-name="Text_20_body">Elihu’s speech ends quite abruptly, but such is the nature of interpolations. We are left discomfited by the disjoint narrative, gritting our teeth and tensing before our books as Elihu leaves off only for God to speak. If we are to take the NOAB editor’s suggestion and move Elihu back to before the hymn to wisdom, to make that hymn his rather than Job’s, then this greatly smooths things out, but again, as they say, this is the book we are left with now, and that discomfort, that tension is now part of the canon. Without it, this book would not be Job. All stories are perforce interpolations within real events, this essay began, and we cannot change the canon of Job any more easily than we can change the canon of our lives.<text:note text:id="ftn83" text:note-class="footnote"><text:note-citation>84</text:note-citation><text:note-body><text:p text:style-name="Footnote">And perhaps this is why I can’t let go of that time, that version of me who died and the intercalary years that followed. There’s no way for me to sort them into some handier spot. I can’t move my recognition of my transness from after university to before high school. I can’t change how I acted then, how I responded. Transition is a story, stories are interpolations, and this is the canon I’ve got.</text:p></text:note-body></text:note></text:p>
      <text:h text:style-name="Heading_20_2" text:outline-level="2"><text:bookmark-start text:name="friends-and-friends"/>Friends and “Friends”<text:bookmark-end text:name="friends-and-friends"/></text:h>
      <text:h text:style-name="Heading_20_2" text:outline-level="2"><text:bookmark-start text:name="the-elevation-of-unknown-things-1"/>The Elevation of Unknown Things<text:bookmark-end text:name="the-elevation-of-unknown-things-1"/></text:h>
      <text:p text:style-name="First_20_paragraph">((God comes down, Job’s three friends forgive him, in a way, yet Elihu is not mentioned.<text:note text:id="ftn84" text:note-class="footnote"><text:note-citation>85</text:note-citation><text:note-body><text:p text:style-name="Footnote">I’ve heard said in the past that "forgiveness is releasing the hope for a better past" (Wakefield 2010) but it’s more complicated than that, isn’t it? That quote itself is more complicated than that:</text:p><text:p text:style-name="P39">There are ways around being the go-to person<text:line-break/>even for ourselves<text:line-break/>even when the answer is clear<text:line-break/>clear like the holy water Gentiles would drink<text:line-break/>before they realized<text:line-break/>forgiveness is the release of all hope for a better past</text:p><text:p text:style-name="Footnote">Primed as we are to take text out of context, wrap our own needs around it, and pretend that it is in all ways applicable to all situations (for did I not already bring up mistaking accidental, individual symbols for universal ones?), it’s so easy to misremember that the better past we hope for is just some dream, some thing we cling to long after the us that lived that past has died.</text:p><text:p text:style-name="Footnote">Who knows if I was the go-to person, the punching bag for my Elihu, the object of their simple angers? Who knows if they remember me? They cut contact, without telling me, without telling me why, and who knows if they even know the reason?</text:p><text:p text:style-name="Footnote">Who cares, other than me?</text:p></text:note-body></text:note>))</text:p>
      <text:h text:style-name="Heading_20_2" text:outline-level="2"><text:bookmark-start text:name="should-all-things-be-known"/>Should All Things be Known<text:bookmark-end text:name="should-all-things-be-known"/></text:h>
      <text:h text:style-name="Heading_20_1" text:outline-level="1"><text:bookmark-start text:name="the-margin-of-the-terrifying"/>The Margin of the Terrifying<text:bookmark-end text:name="the-margin-of-the-terrifying"/></text:h>
      <text:p text:style-name="First_20_paragraph">There is an idea out there that there are three types of prayer: <text:span text:style-name="T1">help</text:span>, <text:span text:style-name="T1">thanks</text:span>, and <text:span text:style-name="T1">wow</text:span>. (Lamott 2012)</text:p>
      <text:p text:style-name="Text_20_body">Like all discussion around anything so complex, personal, and transcendental as prayer, the trichotomy is incredibly reductive, and yet like all incredibly reductive divisions, it does have its uses. Classifications such as this allow us to sort through our feelings and how we intellectualize abstract concepts such as prayer. They are not hard-and-fast boundaries into which we may bucketize blithely,<text:note text:id="ftn85" text:note-class="footnote"><text:note-citation>86</text:note-citation><text:note-body><text:p text:style-name="Footnote">A fact which is incredibly difficult to remember, sometimes.</text:p></text:note-body></text:note> but perhaps sticky notes we can post next to text, the better to understand it when we work our way through it.</text:p>
      <text:p text:style-name="Text_20_body">They need not even apply entirely wholesale to a prayer. Take the Lord’s Prayer:</text:p>
      <table:table table:name="Table1" table:style-name="Table1">
        <table:table-column table:style-name="Table1.A"/>
        <table:table-column table:style-name="Table1.B"/>
        <table:table-row>
          <table:table-cell table:style-name="TableRowCell" office:value-type="string">
            <text:p text:style-name="Table_20_Contents"><text:span text:style-name="T1">Wow</text:span></text:p>
          </table:table-cell>
          <table:table-cell table:style-name="TableRowCell" office:value-type="string">
            <text:p text:style-name="Table_20_Contents">Our Father, who are in the heavens, let your name be held holy;</text:p>
          </table:table-cell>
        </table:table-row>
        <table:table-row>
          <table:table-cell table:style-name="TableRowCell" office:value-type="string">
            <text:p text:style-name="Table_20_Contents"><text:span text:style-name="T1">Help</text:span> or <text:span text:style-name="T1">Wow</text:span></text:p>
          </table:table-cell>
          <table:table-cell table:style-name="TableRowCell" office:value-type="string">
            <text:p text:style-name="Table_20_Contents">Let your Kingdom come; Let your will come to pass, as in heaven so also upon earth;</text:p>
          </table:table-cell>
        </table:table-row>
        <table:table-row>
          <table:table-cell table:style-name="TableRowCell" office:value-type="string">
            <text:p text:style-name="Table_20_Contents"><text:span text:style-name="T1">Help</text:span></text:p>
          </table:table-cell>
          <table:table-cell table:style-name="TableRowCell" office:value-type="string">
            <text:p text:style-name="Table_20_Contents">Give to us today bread for the day ahead; And excuse us our debts, just as we have excused our debtors; And do not bring us to trial, but rescue us from him who is wicked</text:p>
          </table:table-cell>
        </table:table-row>
        <table:table-row>
          <table:table-cell table:style-name="TableRowCell" office:value-type="string">
            <text:p text:style-name="Table_20_Contents"><text:span text:style-name="T1">Wow</text:span></text:p>
          </table:table-cell>
          <table:table-cell table:style-name="TableRowCell" office:value-type="string">
            <text:p text:style-name="Table_20_Contents">[For yours is the Kingdom and the power and the glory unto the ages.]</text:p>
          </table:table-cell>
        </table:table-row>
      </table:table>
      <text:p text:style-name="First_20_paragraph">(Matthew 6:9–13, (Hart 2017, 10)<text:note text:id="ftn86" text:note-class="footnote"><text:note-citation>87</text:note-citation><text:note-body><text:p text:style-name="Footnote">I figured I’d spoken too much on the topic of translation already for it to be worth yet another go, but here I am again. You can surely remember my delight in Weinberger’s idea of translator as active participant, and yes, this plays as much a role here as it did with my choice of Alter’s translation of the Hebrew Bible, but I’m leaning on Hart’s translation here for its distinctly modern and universalist take on the New Testament. Hart himself is a staunch universalist, his book <text:span text:style-name="T1">That All Shall Be Saved</text:span> neatly lays his reasoning bare, and much of the focus on ineffable love feels applicable to the discussion of the ineffability of love, no matter how secular.</text:p></text:note-body></text:note>)</text:p>
      <text:section text:name="refs">
        <text:section text:name="ref-alter">
          <text:p text:style-name="Text_20_body">Alter, Robert (Trans.). 2019. <text:span text:style-name="T1">The Hebrew Bible — the Writings</text:span>. W. W. Norton &amp; Company.</text:p>
        </text:section>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 (NRSV)</text:span>. Oxford University Press USA.</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sch">
          <text:p text:style-name="Text_20_body">Esch, Edward. n.d. “Winter.” <text:a xlink:type="simple" xlink:href="https://ericwhitacre.com/music-catalog/winter" office:name=""><text:span text:style-name="Definition">https://ericwhitacre.com/music-catalog/winter</text:span></text:a>.</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dbh-nt">
          <text:p text:style-name="Text_20_body">Hart, David Bently (trans.). 2017. <text:span text:style-name="T1">The New Testament</text:span>. New Haven, CT: Yale University Press.</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helpthankswow">
          <text:p text:style-name="Text_20_body">Lamott, Anne. 2012. <text:span text:style-name="T1">Help Thanks Wow: The Three Essential Prayers</text:span>. New York, NY: Riverhead.</text:p>
        </text:section>
        <text:section text:name="ref-ortberg">
          <text:p text:style-name="Text_20_body">Ortberg, Daniel Mallory. 2020. <text:span text:style-name="T1">Something That May Shock and Discredit You</text:span>. Atria Books.</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 <text:a xlink:type="simple" xlink:href="https://makyo.ink/haiku/" office:name=""><text:span text:style-name="Definition">https://makyo.ink/haiku/</text:span></text:a>.</text:p>
        </text:section>
        <text:section text:name="ref-eigengrau">
          <text:p text:style-name="Text_20_body">———. 2019a. <text:span text:style-name="T1">Eigengrau</text:span>. self-published.</text:p>
        </text:section>
        <text:section text:name="ref-rush">
          <text:p text:style-name="Text_20_body">———. 2019b.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sefaria">
          <text:p text:style-name="Text_20_body">Sefaria. 1985. “The Jewish Bible (JPS) and the William Davidson Talmud.” <text:a xlink:type="simple" xlink:href="https://www.sefaria.org/" office:name=""><text:span text:style-name="Definition">https://www.sefaria.org/</text:span></text:a>.</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kefield">
          <text:p text:style-name="Text_20_body">Wakefield, Buddy. 2010. “Hurling Crowbirds at Mockingbars (Hope Is Not a Course of Action).” <text:a xlink:type="simple" xlink:href="https://thenervousbreakdown.com/bwakefield/2010/01/hurling-crowbirds-at-mockingbars-hope-is-not-a-course-of-action/" office:name=""><text:span text:style-name="Definition">https://thenervousbreakdown.com/bwakefield/2010/01/hurling-crowbirds-at-mockingbars-hope-is-not-a-course-of-action/</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lorilegium</dc:title>
    <dc:description/>
    <dc:subject/>
    <meta:keyword/>
    <meta:initial-creator>Madison Scott-Clary</meta:initial-creator>
    <dc:creator>Madison Scott-Clary</dc:creator>
    <meta:creation-date>2022-05-25T06:02:43Z</meta:creation-date>
    <dc:date>2022-05-25T06:02:43Z</dc:date>
    <meta:user-defined meta:name="bibliography" meta:value-type="string">florilegium.bib</meta:user-defined>
    <meta:user-defined meta:name="date" meta:value-type="string"/>
    <meta:user-defined meta:name="nocite" meta:value-type="string"/>
  </office:meta>
</office:document-meta>
</file>